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vcUriComponentsBuilder.MvcUriComponentsBuilder( UriComponentsBuilder base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hodArgumentBuilder.get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vcUriComponentsBuilder.on( Class &lt; T &gt; controller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vcUriComponentsBuilder.getWebApplicationCont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ethodArgumentBuilder.buildAndExpand( Object ... uriVa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hodArgumentBuilder.en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vcUriComponentsBuilder.fromMethodName( UriComponentsBuilder builder , Class &lt; ? &gt; controllerType , String methodName , Object ...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hodArgumentBuilder.MethodArgumentBuilder( @ Nullable UriComponentsBuilder baseUrl , Class &lt; ? &gt; controllerType , Method metho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vcUriComponentsBuilder.getMethod( Class &lt; ? &gt; controllerType , final String methodName , final Object ... arg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MvcUriComponentsBuilder.fromMappingName( String mappin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lerMethodInvocationInterceptor.getController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vcUriComponentsBuilder.relativeTo( UriComponentsBuilder base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vcUriComponentsBuilder.fromMethod( Class &lt; ? &gt; controllerType , Method method , Object ...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ArgumentBuilder.MethodArgumentBuilder( Class &lt; ? &gt; controllerType , Method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vcUriComponentsBuilder.applyContributors( UriComponentsBuilder builder , Method method , Object ... ar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MvcUriComponentsBuilder.withMappingName( String mappin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vcUriComponentsBuilder.controller( Class &lt; T &gt; controller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rollerMethodInvocationInterceptor.ControllerMethodInvocationInterceptor( Class &lt; ? &gt; controller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vcUriComponentsBuilder.fromController( Class &lt; ? &gt; controller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vcUriComponentsBuilder.getBaseUrlToUse( @ Nullable UriComponentsBuilder baseUr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vcUriComponentsBuilder.fromMappingName( @ Nullable UriComponentsBuilder builder , String 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MvcUriComponentsBuilder.withMethodCall( Object invocation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vcUriComponentsBuilder.withController( Class &lt; ? &gt; controller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vcUriComponentsBuilder.fromMethodCall( UriComponentsBuilder builder , Object inf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trollerMethodInvocationInterceptor.initProxy( Class &lt; ? &gt; controllerType , @ Nullable ControllerMethodInvocationInterceptor interceptor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">
            <text:p text:style-name="Table_20_Contents">3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MvcUriComponentsBuilder.fromMethodName( Class &lt; ? &gt; controllerType , String methodName , Object ...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vcUriComponentsBuilder.getPathPrefix( Class &lt; ? &gt; controller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vcUriComponentsBuilder.withMethod( Class &lt; ? &gt; controllerType , Method method , Object ...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vcUriComponentsBuilder.fromMethodInternal( @ Nullable UriComponentsBuilder builder , Class &lt; ? &gt; controllerType , Method method , Object ... ar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ethodArgumentBuilder.arg( int index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vcUriComponentsBuilder.fromMethodCall( Object inf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vcUriComponentsBuilder.getClassMapping( Class &lt; ? &gt; controllerTyp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ethodArgumentBuilder.bu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rollerMethodInvocationInterceptor.invoke( Object proxy , Method method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vcUriComponentsBuilder.fromController( @ Nullable UriComponentsBuilder builder , Class &lt; ? &gt; controller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trollerMethodInvocationInterceptor.getControlle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lerMethodInvocationInterceptor.intercept( @ Nullable Object obj , Method method , Object [ ] args , @ Nullable MethodProxy proxy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MvcUriComponentsBuilder.getMethodMapping( Method metho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vcUriComponentsBuilder.fromMethod( UriComponentsBuilder baseUrl , @ Nullable Class &lt; ? &gt; controllerType , Method method , Object ...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rollerMethodInvocationInterceptor.getArgumen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vcUriComponentsBuilder.withMethodName( Class &lt; ? &gt; controllerType , String methodName , Object ...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vcUriComponentsBuilder.getUriComponentsContributo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